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draw:auto-grow-height="true" fo:min-height="2.63cm"/>
      <style:paragraph-properties style:writing-mode="lr-tb"/>
    </style:style>
    <style:style style:name="pr2" style:family="presentation" style:parent-style-name="Standard-subtitle">
      <style:graphic-properties draw:fill-color="#ffffff" fo:min-height="9.133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8.88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495cm" fo:margin-bottom="0cm" fo:text-indent="0cm"/>
    </style:style>
    <style:style style:name="P4" style:family="paragraph">
      <style:paragraph-properties fo:margin-top="0cm" fo:margin-bottom="0cm"/>
    </style:style>
    <style:style style:name="P5" style:family="paragraph">
      <style:paragraph-properties style:writing-mode="lr-tb"/>
      <style:text-properties fo:font-size="6pt" style:font-size-asian="6pt" style:font-size-complex="6pt"/>
    </style:style>
    <style:style style:name="P6" style:family="paragraph">
      <loext:graphic-properties draw:fill-color="#ffffff"/>
    </style:style>
    <style:style style:name="T1" style:family="text">
      <style:text-properties fo:font-size="66pt" style:font-size-asian="66pt" style:font-size-complex="66pt"/>
    </style:style>
    <style:style style:name="T2" style:family="text">
      <style:text-properties fo:font-size="6pt" style:font-size-asian="6pt" style:font-size-complex="6pt"/>
    </style:style>
    <style:style style:name="T3" style:family="text">
      <style:text-properties fo:color="#c9211e" fo:font-style="italic" fo:font-weight="bold" style:font-style-asian="italic" style:font-weight-asian="bold" style:font-style-complex="italic" style:font-weight-complex="bold"/>
    </style:style>
    <style:style style:name="T4" style:family="text">
      <style:text-properties fo:color="#c9211e"/>
    </style:style>
    <style:style style:name="T5" style:family="text">
      <style:text-properties fo:font-variant="normal" fo:text-transform="none" style:text-outline="false" style:text-line-through-style="none" style:text-line-through-type="none" style:font-name="JetBrains Mono" fo:font-size="14pt" fo:font-style="normal" fo:text-shadow="none" style:text-underline-style="none" fo:font-weight="normal" style:letter-kerning="true" fo:background-color="transparent" style:font-name-asian="JetBrains Mono" style:font-size-asian="14pt" style:font-style-asian="normal" style:font-weight-asian="normal" style:font-name-complex="JetBrains Mono" style:font-size-complex="14pt" style:font-style-complex="normal" style:font-weight-complex="normal" style:text-emphasize="none" style:font-relief="none" style:text-overline-style="none" style:text-overline-color="font-color"/>
    </style:style>
    <style:style style:name="T6" style:family="text">
      <style:text-properties fo:font-size="20pt" style:font-size-asian="20pt" style:font-size-complex="20pt"/>
    </style:style>
    <style:style style:name="T7" style:family="text">
      <style:text-properties fo:font-variant="normal" fo:text-transform="none"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8cm" svg:height="2.63cm" svg:x="1.4cm" svg:y="0.625cm" presentation:class="title">
          <draw:text-box>
            <text:p>PHPUnit</text:p>
          </draw:text-box>
        </draw:frame>
        <draw:frame presentation:style-name="pr2" draw:text-style-name="P2" draw:layer="layout" svg:width="25.198cm" svg:height="9.133cm" svg:x="1.4cm" svg:y="3.681cm" presentation:class="subtitle">
          <draw:text-box>
            <text:p>Ist eine Instanz der xUnit - Architektur für Komponententest-Frameworks, die ihren Ursprung bei SUnit hat und mit JUnit populär wurde . </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8cm" svg:height="2.63cm" svg:x="1.4cm" svg:y="0.625cm" presentation:class="title">
          <draw:text-box>
            <text:p>Zweck</text:p>
          </draw:text-box>
        </draw:frame>
        <draw:frame presentation:style-name="pr5" draw:text-style-name="P1" draw:layer="layout" svg:width="25.198cm" svg:height="9.133cm" svg:x="1.4cm" svg:y="3.681cm" presentation:class="outline">
          <draw:text-box>
            <text:list text:style-name="L2">
              <text:list-header>
                <text:p>PHPUnit basiert auf der Idee, dass Entwickler in der Lage sein sollten, Fehler in ihrem neu übergebenen Code schnell zu finden und sicherzustellen, dass in anderen Teilen der Codebasis keine Coderegression aufgetreten ist. <text:line-break/></text:p>
                <text:p>Ähnlich wie andere Unit-Testing- Frameworks verwendet PHPUnit Assertionen , um zu überprüfen, ob sich das Verhalten der spezifischen Komponente – oder „Unit“ – die getestet wird, wie erwartet verhält.</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8cm" svg:height="2.63cm" svg:x="1.4cm" svg:y="0.625cm" presentation:class="title">
          <draw:text-box>
            <text:p>Vorteile</text:p>
          </draw:text-box>
        </draw:frame>
        <draw:frame presentation:style-name="pr5" draw:text-style-name="P1" draw:layer="layout" svg:width="25.198cm" svg:height="9.133cm" svg:x="1.4cm" svg:y="3.681cm" presentation:class="outline" presentation:user-transformed="true">
          <draw:text-box>
            <text:list text:style-name="L2">
              <text:list-header>
                <text:p>Das Ziel des Komponententests besteht darin, jeden Teil des Programms zu isolieren und zu zeigen, dass die einzelnen Teile korrekt sind.<text:line-break/><text:line-break/>Ein Unit-Test stellt einen strengen, schriftlichen Vertrag dar, den das Codestück erfüllen muss. <text:line-break/><text:line-break/>Infolgedessen finden Unit-Tests logische Fehler sehr früh im Entwicklungszyklus.</text:p>
              </text:list-header>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8cm" svg:height="2.63cm" svg:x="1.4cm" svg:y="0.625cm" presentation:class="title">
          <draw:text-box>
            <text:p>Schwachstellen</text:p>
          </draw:text-box>
        </draw:frame>
        <draw:frame presentation:style-name="pr5" draw:text-style-name="P1" draw:layer="layout" svg:width="25.198cm" svg:height="9.133cm" svg:x="1.4cm" svg:y="3.681cm" presentation:class="outline" presentation:user-transformed="true">
          <draw:text-box>
            <text:list text:style-name="L2">
              <text:list-header>
                <text:p>Ende 2017 wurde eine Schwachstelle entdeckt, die es Angreifern ermöglichte, Remote-Code über PHPUnit auszuführen.<text:line-break/><text:line-break/>Durch Senden einer Nutzlast von PHP-Code an eine Datei, die Teil von PHPUnit ist, konnte ein Angreifer PHP-Code auf dem Webserver ausführen.</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198cm" svg:height="2.63cm" svg:x="1.4cm" svg:y="0.625cm" presentation:class="title">
          <draw:text-box>
            <text:p>Einfacher Testablauf</text:p>
          </draw:text-box>
        </draw:frame>
        <draw:frame presentation:style-name="pr5" draw:text-style-name="P1" draw:layer="layout" svg:width="25.198cm" svg:height="9.133cm" svg:x="1.4cm" svg:y="3.681cm" presentation:class="outline" presentation:user-transformed="true">
          <draw:text-box>
            <text:list text:style-name="L2">
              <text:list-item>
                <text:p><text:s/>// arrange<text:line-break/>Was benötige ich für den Test?</text:p>
              </text:list-item>
              <text:list-item>
                <text:p><text:s/>// expect<text:line-break/>Was erwarte ich als Ergebnis?</text:p>
              </text:list-item>
              <text:list-item>
                <text:p><text:s/>// act<text:line-break/>Ausführen der Logik</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1" draw:layer="layout" svg:width="25.198cm" svg:height="2.63cm" svg:x="1.4cm" svg:y="0.625cm" presentation:class="title">
          <draw:text-box>
            <text:p>Letzter Schritt</text:p>
          </draw:text-box>
        </draw:frame>
        <draw:frame presentation:style-name="pr5" draw:text-style-name="P1" draw:layer="layout" svg:width="25.198cm" svg:height="9.133cm" svg:x="1.4cm" svg:y="3.681cm" presentation:class="outline">
          <draw:text-box>
            <text:list text:style-name="L2">
              <text:list-item>
                <text:p text:style-name="P3"><text:s/>// assert<text:line-break/></text:p>
                <text:p text:style-name="P3">Ausführen einer Assert-Methode um das Ergebnis der Logikausführung mit dem erwarteten Ergebnis zu vergleiche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 draw:layer="layout" svg:width="25.198cm" svg:height="2.63cm" svg:x="1.4cm" svg:y="0.625cm" presentation:class="title">
          <draw:text-box>
            <text:p>Die meist benutzten Asserts</text:p>
          </draw:text-box>
        </draw:frame>
        <draw:frame presentation:style-name="pr5" draw:text-style-name="P5" draw:layer="layout" svg:width="25.198cm" svg:height="9.133cm" svg:x="1.4cm" svg:y="3.681cm" presentation:class="outline" presentation:user-transformed="true">
          <draw:text-box>
            <text:list text:style-name="L2">
              <text:list-item>
                <text:p><text:span text:style-name="T1">Booleans</text:span><text:span text:style-name="T1"><text:line-break/></text:span><text:span text:style-name="T1">assertTrue() und assertFalse()</text:span></text:p>
                <text:p><text:span text:style-name="T2"/></text:p>
              </text:list-item>
              <text:list-item>
                <text:p><text:span text:style-name="T1">Vergleich zweier Werte</text:span><text:span text:style-name="T1"><text:line-break/></text:span><text:span text:style-name="T1">assertEquals()</text:span></text:p>
                <text:p><text:span text:style-name="T2"/></text:p>
              </text:list-item>
              <text:list-item>
                <text:p><text:span text:style-name="T1">Test auf Null</text:span><text:span text:style-name="T1"><text:line-break/></text:span><text:span text:style-name="T1">assertNull()</text:span></text:p>
                <text:p><text:span text:style-name="T2"/></text:p>
              </text:list-item>
              <text:list-item>
                <text:p><text:span text:style-name="T1">Array Tests</text:span><text:span text:style-name="T1"><text:line-break/></text:span><text:span text:style-name="T1">assertContains() und assertCount() und assertEmpty()</text:span></text:p>
                <text:p><text:span text:style-name="T2"/></text:p>
              </text:list-item>
              <text:list-item>
                <text:p><text:span text:style-name="T1">HTTP-Status-codes</text:span><text:span text:style-name="T1"><text:line-break/></text:span><text:span text:style-name="T1">assertStatus()</text:span></text:p>
                <text:p text:style-name="P4"><text:span text:style-name="T2"/></text:p>
                <text:p text:style-name="P4"><text:span text:style-name="T2"/></text:p>
              </text:list-item>
              <text:list-item>
                <text:p><text:span text:style-name="T1">HTML-Tests</text:span><text:span text:style-name="T1"><text:line-break/></text:span><text:span text:style-name="T1">assertSee() and assertDontSee()</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1" draw:layer="layout" svg:width="25.198cm" svg:height="2.63cm" svg:x="1.4cm" svg:y="0.625cm" presentation:class="title" presentation:user-transformed="true">
          <draw:text-box>
            <text:p>Wie startet man?</text:p>
          </draw:text-box>
        </draw:frame>
        <draw:frame presentation:style-name="pr5" draw:text-style-name="P1" draw:layer="layout" svg:width="25.198cm" svg:height="9.133cm" svg:x="1.4cm" svg:y="3.681cm" presentation:class="outline" presentation:user-transformed="true">
          <draw:text-box>
            <text:list text:style-name="L2">
              <text:list-item>
                <text:p><text:a xlink:href="https://phpunit.de/getting-started/phpunit-9.html" xlink:type="simple">https://phpunit.de/getting-started/phpunit-9.html</text:a></text:p>
                <text:p>oder (besser)</text:p>
              </text:list-item>
              <text:list-item>
                <text:p>$ composer require phpunit/phpunit</text:p>
                <text:p><text:line-break/></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8cm" svg:height="2.63cm" svg:x="1.4cm" svg:y="0.625cm" presentation:class="title">
          <draw:text-box>
            <text:p>Mocken</text:p>
          </draw:text-box>
        </draw:frame>
        <draw:frame presentation:style-name="pr5" draw:layer="layout" svg:width="25.198cm" svg:height="9.133cm" svg:x="1.4cm" svg:y="3.681cm" presentation:class="outline">
          <draw:text-box>
            <text:list text:style-name="L2">
              <text:list-header>
                <text:p>Das PHPUnit-Handbuch beschreibt Mocking als solches:</text:p>
                <text:p/>
                <text:p>Die Praxis, ein Objekt durch ein Testdouble zu ersetzen, das die Erwartungen überprüft, zum Beispiel behauptet, dass eine Methode aufgerufen wurde, wird als Mocking bezeichnet.</text:p>
                <text:p/>
                <text:p>Anstatt also Code auszublenden, wird ein Beobachter erstellt, der nicht nur den zu schweigenden Code ersetzt, sondern auch beobachtet, dass eine bestimmte Aktivität in der realen Welt stattgefunden hätte.</text:p>
              </text:list-header>
            </text:list>
          </draw:text-box>
        </draw:frame>
        <presentation:notes draw:style-name="dp2">
          <draw:page-thumbnail draw:style-name="gr1"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8cm" svg:height="2.63cm" svg:x="1.4cm" svg:y="0.625cm" presentation:class="title">
          <draw:text-box>
            <text:p>Mocken</text:p>
          </draw:text-box>
        </draw:frame>
        <draw:frame presentation:style-name="pr5" draw:layer="layout" svg:width="25.198cm" svg:height="9.133cm" svg:x="1.4cm" svg:y="3.681cm" presentation:class="outline" presentation:user-transformed="true">
          <draw:text-box>
            <text:list text:style-name="L2">
              <text:list-item>
                <text:p>$M = $this→createMock(<text:span text:style-name="T3">KLASSENNAME</text:span>::class);</text:p>
              </text:list-item>
              <text:list-item>
                <text:p>$M→expects() =&gt; wie oft wird die Methode aufgerufen</text:p>
              </text:list-item>
              <text:list-item>
                <text:p>$M→method() =&gt; welche Methode soll aufgerufen werden</text:p>
              </text:list-item>
              <text:list-item>
                <text:p>$M→ with() =&gt; womit (Parameter) soll die Methode aufgerufen werde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layer="layout" svg:width="25.198cm" svg:height="2.63cm" svg:x="1.4cm" svg:y="0.625cm" presentation:class="title">
          <draw:text-box>
            <text:p>Stubben</text:p>
          </draw:text-box>
        </draw:frame>
        <draw:frame presentation:style-name="pr5" draw:layer="layout" svg:width="25.198cm" svg:height="9.133cm" svg:x="1.4cm" svg:y="3.681cm" presentation:class="outline">
          <draw:text-box>
            <text:list text:style-name="L2">
              <text:list-header>
                <text:p text:style-name="P3">Das PHPUnit-Handbuch beschreibt Stubbing als solches:</text:p>
                <text:p text:style-name="P3"/>
                <text:p>Die Praxis, ein Objekt durch ein Testdouble zu ersetzen, das (optional) konfigurierte Rückgabewerte zurückgibt, wird als Stubb bezeichnet.</text:p>
                <text:p/>
                <text:p>Sie können einen Stubb sehen als „Ersetzen einer realen Komponente, von der das SUT abhängt, sodass der Test einen Kontrollpunkt für die indirekten Eingaben des SUT hat. Dies ermöglicht dem Test, das SUT auf Pfade zu zwingen, die es andernfalls möglicherweise nicht ausführen würde.</text:p>
                <text:p/>
                <text:p>SUT =&gt; Das zu testende System</text:p>
              </text:list-header>
            </text:list>
          </draw:text-box>
        </draw:frame>
        <presentation:notes draw:style-name="dp2">
          <draw:page-thumbnail draw:style-name="gr1"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layer="layout" svg:width="25.198cm" svg:height="2.63cm" svg:x="1.4cm" svg:y="0.625cm" presentation:class="title">
          <draw:text-box>
            <text:p>Stubben</text:p>
          </draw:text-box>
        </draw:frame>
        <draw:frame presentation:style-name="pr5" draw:layer="layout" svg:width="25.198cm" svg:height="9.133cm" svg:x="1.4cm" svg:y="3.581cm" presentation:class="outline" presentation:user-transformed="true">
          <draw:text-box>
            <text:list text:style-name="L2">
              <text:list-item>
                <text:p>$S = $this→getMockBuilder(<text:span text:style-name="T4">KLASSENNAME</text:span>::class)</text:p>
              </text:list-item>
              <text:list-item>
                <text:p>-&gt;onlyMethods([<text:span text:style-name="T4">METHODENNAME</text:span>]) = <text:s/>(oder addMethods) die Methode die aufgerufen werden soll</text:p>
              </text:list-item>
              <text:list-item>
                <text:p>→getMock() = gibt die Mockinstanz zurück und ermöglicht ein „flüssiges“ Interface</text:p>
                <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layer="layout" svg:width="25.198cm" svg:height="2.63cm" svg:x="1.4cm" svg:y="0.625cm" presentation:class="title">
          <draw:text-box>
            <text:p>createMock vs. getMockBuilder</text:p>
          </draw:text-box>
        </draw:frame>
        <draw:frame presentation:style-name="pr5" draw:layer="layout" svg:width="25.198cm" svg:height="9.133cm" svg:x="1.4cm" svg:y="3.681cm" presentation:class="outline" presentation:user-transformed="true">
          <draw:text-box>
            <text:list text:style-name="L2">
              <text:list-item>
                <text:p>Aus dem Handbuch:<text:line-break/><text:span text:style-name="T5">Die von PHPUnit bereitgestellten Methoden createMock($type) und getMockBuilder($type) können in einem Test verwendet werden, um automatisch ein Objekt zu generieren, das als Testdouble für den angegebenen ursprünglichen Typ (Schnittstellen- oder Klassenname) fungieren kann. Dieses Testdoppelobjekt kann überall dort eingesetzt werden, wo ein Objekt des ursprünglichen Typs erwartet oder gefordert wird.</text:span><text:span text:style-name="T5"><text:line-break/></text:span><text:span text:style-name="T5">Die createMock($type) -Methode gibt sofort ein Test-Double-Objekt für den angegebenen Typ (Schnittstelle oder Klasse) zurück. Die Erstellung dieses Testdoubles erfolgt unter Verwendung von Best-Practice-Standards (die Methoden __construct() und __clone() der ursprünglichen Klasse werden nicht ausgeführt und die an eine Methode des Testdoubles übergebenen Argumente werden nicht geklont).</text:span><text:span text:style-name="T5"><text:line-break/></text:span><text:span text:style-name="T5">Wenn Sie diese Standardwerte nicht benötigen, können Sie die getMockBuilder($type) -Methode verwenden, um die Testdoppelgenerierung mithilfe einer fließenden Schnittstelle anzupassen.</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layer="layout" svg:width="25.198cm" svg:height="2.63cm" svg:x="1.4cm" svg:y="0.625cm" presentation:class="title">
          <draw:text-box>
            <text:p>Mocken oder Stubben</text:p>
          </draw:text-box>
        </draw:frame>
        <draw:frame presentation:style-name="pr5" draw:layer="layout" svg:width="25.198cm" svg:height="9.133cm" svg:x="1.4cm" svg:y="3.681cm" presentation:class="outline">
          <draw:text-box>
            <text:list text:style-name="L2">
              <text:list-item>
                <text:p>Grundsätzlicher Aufruf ist immer:<text:line-break/><text:span text:style-name="T6">$stub→expects($this→any())→method('doSomething')→willReturn('foo');</text:span></text:p>
              </text:list-item>
              <text:list-item>
                <text:p><text:span text:style-name="T6">Ob man vorher über </text:span><text:span text:style-name="T6"><text:line-break/></text:span><text:span text:style-name="T6">$this→createStub(SomeClass::class);</text:span><text:span text:style-name="T6"><text:line-break/></text:span><text:span text:style-name="T6">oder </text:span><text:span text:style-name="T6"><text:line-break/></text:span><text:span text:style-name="T6">$this→getMockBuilder(SomeClass:</text:span><text:span text:style-name="T7">:class);</text:span><text:span text:style-name="T7"><text:line-break/></text:span><text:span text:style-name="T7"/></text:p>
                <text:p><text:span text:style-name="T7">KOMMT AUF DIE KOMPLEXITÄT DER ZU MOCKENDEN/STUBBENDEN </text:span><text:span text:style-name="T7">KLASSE/SCHNITTSTELLE AN UND MUSS INDIVIDUELL GEPRÜFT </text:span><text:span text:style-name="T7">WERDEN</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95cm" fo:margin-bottom="0cm" fo:text-indent="0cm"/>
      <style:text-properties fo:font-size="27.8999996185303pt" style:font-size-asian="28pt" style:font-size-complex="28pt"/>
    </style:style>
    <style:style style:name="Standard-outline3" style:family="presentation" style:parent-style-name="Standard-outline2">
      <style:paragraph-properties fo:margin-left="0cm" fo:margin-right="0cm" fo:margin-top="0.296cm" fo:margin-bottom="0cm" fo:text-indent="0cm"/>
      <style:text-properties fo:font-size="23.8999996185303pt" style:font-size-asian="24pt" style:font-size-complex="24pt"/>
    </style:style>
    <style:style style:name="Standard-outline4" style:family="presentation" style:parent-style-name="Standard-outline3">
      <style:paragraph-properties fo:margin-left="0cm" fo:margin-right="0cm" fo:margin-top="0.196cm" fo:margin-bottom="0cm" fo:text-indent="0cm"/>
      <style:text-properties fo:font-size="19.8999996185303pt" style:font-size-asian="20pt" style:font-size-complex="20pt"/>
    </style:style>
    <style:style style:name="Standard-outline5" style:family="presentation" style:parent-style-name="Standard-outline4">
      <style:paragraph-properties fo:margin-left="0cm" fo:margin-right="0cm" fo:margin-top="0.097cm" fo:margin-bottom="0cm" fo:text-indent="0cm"/>
      <style:text-properties fo:font-size="19.8999996185303pt" style:font-size-asian="20pt" style:font-size-complex="20pt"/>
    </style:style>
    <style:style style:name="Standard-outline6" style:family="presentation" style:parent-style-name="Standard-outline5">
      <style:paragraph-properties fo:margin-left="0cm" fo:margin-right="0cm" fo:margin-top="0.097cm" fo:margin-bottom="0cm" fo:text-indent="0cm"/>
      <style:text-properties fo:font-size="19.8999996185303pt" style:font-size-asian="20pt" style:font-size-complex="20pt"/>
    </style:style>
    <style:style style:name="Standard-outline7" style:family="presentation" style:parent-style-name="Standard-outline6">
      <style:paragraph-properties fo:margin-left="0cm" fo:margin-right="0cm" fo:margin-top="0.097cm" fo:margin-bottom="0cm" fo:text-indent="0cm"/>
      <style:text-properties fo:font-size="19.8999996185303pt" style:font-size-asian="20pt" style:font-size-complex="20pt"/>
    </style:style>
    <style:style style:name="Standard-outline8" style:family="presentation" style:parent-style-name="Standard-outline7">
      <style:paragraph-properties fo:margin-left="0cm" fo:margin-right="0cm" fo:margin-top="0.097cm" fo:margin-bottom="0cm" fo:text-indent="0cm"/>
      <style:text-properties fo:font-size="19.8999996185303pt" style:font-size-asian="20pt" style:font-size-complex="20pt"/>
    </style:style>
    <style:style style:name="Standard-outline9" style:family="presentation" style:parent-style-name="Standard-outline8">
      <style:paragraph-properties fo:margin-left="0cm" fo:margin-right="0cm" fo:margin-top="0.097cm" fo:margin-bottom="0cm" fo:text-indent="0cm"/>
      <style:text-properties fo:font-size="19.8999996185303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8cm" svg:height="2.63cm" svg:x="1.4cm" svg:y="0.625cm" presentation:class="title" presentation:placeholder="true">
        <draw:text-box/>
      </draw:frame>
      <draw:frame presentation:style-name="Standard-outline1" draw:layer="backgroundobjects" svg:width="25.198cm" svg:height="9.133cm" svg:x="1.4cm" svg:y="3.681cm" presentation:class="outline" presentation:placeholder="true">
        <draw:text-box/>
      </draw:frame>
      <draw:frame presentation:style-name="Mpr1" draw:text-style-name="MP2" draw:layer="backgroundobjects" svg:width="6.523cm" svg:height="1.085cm" svg:x="1.4cm" svg:y="14.345cm" presentation:class="date-time">
        <draw:text-box>
          <text:p text:style-name="MP1"><text:span text:style-name="MT1"><presentation:date-time/></text:span></text:p>
        </draw:text-box>
      </draw:frame>
      <draw:frame presentation:style-name="Mpr1" draw:text-style-name="MP6" draw:layer="backgroundobjects" svg:width="8.875cm" svg:height="1.085cm" svg:x="9.572cm" svg:y="14.345cm" presentation:class="footer">
        <draw:text-box>
          <text:p text:style-name="MP5"><text:span text:style-name="MT1"><presentation:footer/></text:span></text:p>
        </draw:text-box>
      </draw:frame>
      <draw:frame presentation:style-name="Mpr1" draw:text-style-name="MP4" draw:layer="backgroundobjects" svg:width="6.523cm" svg:height="1.085cm" svg:x="20.072cm" svg:y="14.345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1T09:06:59.749455983</meta:creation-date>
    <dc:date>2022-02-23T12:27:03.843973979</dc:date>
    <meta:editing-duration>PT17H57M2S</meta:editing-duration>
    <meta:editing-cycles>111</meta:editing-cycles>
    <meta:generator>LibreOffice/6.4.7.2$Linux_X86_64 LibreOffice_project/40$Build-2</meta:generator>
    <meta:document-statistic meta:object-count="77"/>
  </office:meta>
</office:document-meta>
</file>